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5:48:11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7T16:06:09.473000000</dc:date>
    <meta:editing-duration>P1DT11M19S</meta:editing-duration>
    <meta:editing-cycles>396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Sub base___new___empty

	Dim a as Variant
	
	
	If IsEMpty( a ) Then
	
		MsgBox( "1. Empty : a" )
		
	EndIf
	
	
	Set a = New base___class_module_01
	
	
	If IsEmpty( a ) = false Then
	
		MsgBox( "2. Not Empty : a" )
		
	EndIf
	
	
	Set a = Nothing
	
	
	'
	' Set a = Nothing 의 결과가 c++ 의 a = nullptr 과는 다른가 보다.
	'
	If IsEmpty( a ) Then
	
		MsgBox( "3. Empty : a" )
		
	EndIf
	
	
	a = Empty
	
	
	If IsEmpty( a ) Then
	
		MsgBox( "4. Empty : a" )
		
	EndIf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